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 style:data-style-name="N2"/>
    <style:style style:name="ce3" style:family="table-cell" style:parent-style-name="Default" style:data-style-name="N111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>
            <text:p>mm</text:p>
          </table:table-cell>
          <table:table-cell office:value-type="string">
            <text:p>inch</text:p>
          </table:table-cell>
          <table:table-cell/>
        </table:table-row>
        <table:table-row table:style-name="ro1">
          <table:table-cell office:value-type="string">
            <text:p>Board Thickness</text:p>
          </table:table-cell>
          <table:table-cell office:value-type="float" office:value="0.4">
            <text:p>0.4</text:p>
          </table:table-cell>
          <table:table-cell table:style-name="ce3" table:formula="of:=[.B2]/25.4" office:value-type="float" office:value="0.015748031496063">
            <text:p>0.01575</text:p>
          </table:table-cell>
          <table:table-cell/>
        </table:table-row>
        <table:table-row table:style-name="ro2">
          <table:table-cell office:value-type="string">
            <text:p>Number vias</text:p>
          </table:table-cell>
          <table:table-cell office:value-type="float" office:value="16">
            <text:p>16</text:p>
          </table:table-cell>
          <table:table-cell table:style-name="ce3"/>
          <table:table-cell/>
        </table:table-row>
        <table:table-row table:style-name="ro1">
          <table:table-cell office:value-type="string">
            <text:p>Via diameter</text:p>
          </table:table-cell>
          <table:table-cell office:value-type="float" office:value="0.4">
            <text:p>0.4</text:p>
          </table:table-cell>
          <table:table-cell table:style-name="ce3" table:formula="of:=[.B4]/25.4" office:value-type="float" office:value="0.015748031496063">
            <text:p>0.01575</text:p>
          </table:table-cell>
          <table:table-cell/>
        </table:table-row>
        <table:table-row table:style-name="ro1">
          <table:table-cell office:value-type="string">
            <text:p>Pad dimension</text:p>
          </table:table-cell>
          <table:table-cell office:value-type="float" office:value="3.1">
            <text:p>3.1</text:p>
          </table:table-cell>
          <table:table-cell table:style-name="ce3" table:formula="of:=[.B5]/25.4" office:value-type="float" office:value="0.122047244094488">
            <text:p>0.12205</text:p>
          </table:table-cell>
          <table:table-cell/>
        </table:table-row>
        <table:table-row table:style-name="ro2">
          <table:table-cell office:value-type="string">
            <text:p>Hsink deg/w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Theta jc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string">
            <text:p>Pdis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Max jc temp</text:p>
          </table:table-cell>
          <table:table-cell office:value-type="float" office:value="175">
            <text:p>17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Theta assy </text:p>
          </table:table-cell>
          <table:table-cell table:style-name="ce2" table:formula="of:=[.D60]" office:value-type="float" office:value="1.61654498044059">
            <text:p>1.62</text:p>
          </table:table-cell>
          <table:table-cell table:number-columns-repeated="2"/>
        </table:table-row>
        <table:table-row table:style-name="ro2">
          <table:table-cell office:value-type="string">
            <text:p>Actual jc temp</text:p>
          </table:table-cell>
          <table:table-cell table:style-name="ce2" table:formula="of:=[.D70]" office:value-type="float" office:value="156.165449804406">
            <text:p>156.17</text:p>
          </table:table-cell>
          <table:table-cell table:number-columns-repeated="2"/>
        </table:table-row>
        <table:table-row table:style-name="ro2">
          <table:table-cell office:value-type="string">
            <text:p>heatsink Temp</text:p>
          </table:table-cell>
          <table:table-cell table:formula="of:=[.D72]"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Constants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>
            <text:p>via plating thickness</text:p>
          </table:table-cell>
          <table:table-cell table:style-name="ce1"/>
          <table:table-cell table:style-name="ce1" office:value-type="float" office:value="0.001">
            <text:p>0.001</text:p>
          </table:table-cell>
          <table:table-cell/>
        </table:table-row>
        <table:table-row table:style-name="ro1">
          <table:table-cell table:style-name="ce1" office:value-type="string">
            <text:p>Pad area</text:p>
          </table:table-cell>
          <table:table-cell table:style-name="ce1" table:formula="of:=[.B5]*[.B5]" office:value-type="float" office:value="9.61">
            <text:p>9.61</text:p>
          </table:table-cell>
          <table:table-cell table:style-name="ce1" table:formula="of:=[.C5]*[.C5]" office:value-type="float" office:value="0.0148955297910596">
            <text:p>0.0148955298</text:p>
          </table:table-cell>
          <table:table-cell/>
        </table:table-row>
        <table:table-row table:style-name="ro2">
          <table:table-cell table:style-name="ce1" office:value-type="string">
            <text:p>Copper cond</text:p>
          </table:table-cell>
          <table:table-cell table:style-name="ce1" office:value-type="float" office:value="10.008">
            <text:p>10.008</text:p>
          </table:table-cell>
          <table:table-cell table:style-name="ce1"/>
          <table:table-cell/>
        </table:table-row>
        <table:table-row table:style-name="ro2">
          <table:table-cell table:style-name="ce1" office:value-type="string">
            <text:p>Solder cond</text:p>
          </table:table-cell>
          <table:table-cell table:style-name="ce1" office:value-type="float" office:value="1.27">
            <text:p>1.27</text:p>
          </table:table-cell>
          <table:table-cell table:style-name="ce1"/>
          <table:table-cell/>
        </table:table-row>
        <table:table-row table:style-name="ro2">
          <table:table-cell table:style-name="ce1" office:value-type="string">
            <text:p>PCB cond</text:p>
          </table:table-cell>
          <table:table-cell table:style-name="ce1" office:value-type="float" office:value="0.008">
            <text:p>0.008</text:p>
          </table:table-cell>
          <table:table-cell table:style-name="ce1"/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>
            <text:p>Chip to pad thermal impedance</text:p>
          </table:table-cell>
          <table:table-cell table:number-columns-repeated="3"/>
        </table:table-row>
        <table:table-row table:style-name="ro1">
          <table:table-cell office:value-type="string">
            <text:p>theta sn63</text:p>
          </table:table-cell>
          <table:table-cell office:value-type="string">
            <text:p>thickness </text:p>
          </table:table-cell>
          <table:table-cell office:value-type="float" office:value="0.002">
            <text:p>0.00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res</text:p>
          </table:table-cell>
          <table:table-cell/>
          <table:table-cell table:formula="of:=[.C27]/([.B19]*[.C17])" office:value-type="float" office:value="0.105723204994797">
            <text:p>0.105723205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top layer</text:p>
          </table:table-cell>
          <table:table-cell office:value-type="string">
            <text:p>thickness</text:p>
          </table:table-cell>
          <table:table-cell office:value-type="string">
            <text:p>area</text:p>
          </table:table-cell>
          <table:table-cell office:value-type="string">
            <text:p>thermal res</text:p>
          </table:table-cell>
        </table:table-row>
        <table:table-row table:style-name="ro1">
          <table:table-cell/>
          <table:table-cell office:value-type="float" office:value="0.0014">
            <text:p>0.0014</text:p>
          </table:table-cell>
          <table:table-cell table:formula="of:=[.C17]" office:value-type="float" office:value="0.0148955297910596">
            <text:p>0.0148955298</text:p>
          </table:table-cell>
          <table:table-cell table:formula="of:=[.B32]/([.B18]*[.C32])" office:value-type="float" office:value="0.00939127990011737">
            <text:p>0.009391279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theta via</text:p>
          </table:table-cell>
          <table:table-cell office:value-type="string">
            <text:p>outer area</text:p>
          </table:table-cell>
          <table:table-cell table:formula="of:=[.C4]*[.C4]*PI()/4" office:value-type="float" office:value="0.000194779134080835">
            <text:p>0.0001947791</text:p>
          </table:table-cell>
          <table:table-cell/>
        </table:table-row>
        <table:table-row table:style-name="ro1">
          <table:table-cell/>
          <table:table-cell office:value-type="string">
            <text:p>inner area</text:p>
          </table:table-cell>
          <table:table-cell table:formula="of:=([.C4]/2-[.C16])^2*PI()" office:value-type="float" office:value="0.000148446826677893">
            <text:p>0.0001484468</text:p>
          </table:table-cell>
          <table:table-cell/>
        </table:table-row>
        <table:table-row table:style-name="ro1">
          <table:table-cell/>
          <table:table-cell office:value-type="string">
            <text:p>via cross sect.</text:p>
          </table:table-cell>
          <table:table-cell table:formula="of:=[.C35]-[.C36]" office:value-type="float" office:value="0.0000463323074029424">
            <text:p>4.63323074029424E-00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res</text:p>
          </table:table-cell>
          <table:table-cell table:formula="of:=[.C2]/([.B18]*[.C37])" office:value-type="float" office:value="33.9621400779847">
            <text:p>33.96214007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otal</text:p>
          </table:table-cell>
          <table:table-cell/>
          <table:table-cell table:formula="of:=[.C39]/[.B3]" office:value-type="float" office:value="2.12263375487404">
            <text:p>2.122633754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theta solder plug</text:p>
          </table:table-cell>
          <table:table-cell office:value-type="string">
            <text:p>area</text:p>
          </table:table-cell>
          <table:table-cell table:formula="of:=[.C36]" office:value-type="float" office:value="0.000148446826677893">
            <text:p>0.000148446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res</text:p>
          </table:table-cell>
          <table:table-cell table:formula="of:=[.C2]/([.B19]*[.C44])" office:value-type="float" office:value="83.5317606819293">
            <text:p>83.5317606819</text:p>
          </table:table-cell>
          <table:table-cell table:formula="of:=[.C46]/[.B3]" office:value-type="float" office:value="5.22073504262058">
            <text:p>5.220735042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eta board</text:p>
          </table:table-cell>
          <table:table-cell table:formula="of:=[.C2]/([.B20]*[.C17])" office:value-type="float" office:value="132.154006243496">
            <text:p>132.1540062435</text:p>
          </table:table-cell>
          <table:table-cell/>
          <table:table-cell table:formula="of:=[.B48]" office:value-type="float" office:value="132.154006243496">
            <text:p>132.1540062435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arallel</text:p>
          </table:table-cell>
          <table:table-cell table:formula="of:=1/(1/[.D41]+1/[.D46]+1/[.D48])" office:value-type="float" office:value="1.49203921564556">
            <text:p>1.492039215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bottom copper</text:p>
          </table:table-cell>
          <table:table-cell table:number-columns-repeated="2"/>
          <table:table-cell table:formula="of:=[.D32]" office:value-type="float" office:value="0.00939127990011737">
            <text:p>0.009391279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Heatsink</text:p>
          </table:table-cell>
          <table:table-cell table:number-columns-repeated="2"/>
          <table:table-cell table:formula="of:=[.B6]" office:value-type="float" office:value="3">
            <text:p>3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Theta assy </text:p>
          </table:table-cell>
          <table:table-cell table:number-columns-repeated="2"/>
          <table:table-cell table:formula="of:=[.D29]+[.D32]+[.D52]+[.D55]" office:value-type="float" office:value="1.61654498044059">
            <text:p>1.6165449804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Theta jc</text:p>
          </table:table-cell>
          <table:table-cell table:number-columns-repeated="2"/>
          <table:table-cell table:formula="of:=[.B7]" office:value-type="float" office:value="9">
            <text:p>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 theta</text:p>
          </table:table-cell>
          <table:table-cell table:number-columns-repeated="2"/>
          <table:table-cell table:formula="of:=SUM([.D58:.D62])" office:value-type="float" office:value="13.6165449804406">
            <text:p>13.616544980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se</text:p>
          </table:table-cell>
          <table:table-cell table:number-columns-repeated="2"/>
          <table:table-cell table:formula="of:=[.B8]*[.D64]" office:value-type="float" office:value="136.165449804406">
            <text:p>136.16544980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mbient</text:p>
          </table:table-cell>
          <table:table-cell table:number-columns-repeated="2"/>
          <table:table-cell office:value-type="float" office:value="20">
            <text:p>2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Junction</text:p>
          </table:table-cell>
          <table:table-cell table:number-columns-repeated="2"/>
          <table:table-cell table:formula="of:=[.D66]+[.D68]" office:value-type="float" office:value="156.165449804406">
            <text:p>156.1654498044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heatsink Temp</text:p>
          </table:table-cell>
          <table:table-cell table:number-columns-repeated="2"/>
          <table:table-cell table:formula="of:=[.B8]*[.B6]+[.D68]" office:value-type="float" office:value="50">
            <text:p>50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30">30/06/2020</text:date>, <text:time>13:1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Szemet</meta:initial-creator>
    <meta:creation-date>2020-06-12T02:30:50.06</meta:creation-date>
    <dc:date>2020-06-30T13:14:32.68</dc:date>
    <dc:creator>Robin Szemet</dc:creator>
    <meta:editing-duration>P6DT10H12M53S</meta:editing-duration>
    <meta:editing-cycles>7</meta:editing-cycles>
    <meta:generator>OpenOffice/4.1.5$Win32 OpenOffice.org_project/415m1$Build-9789</meta:generator>
    <meta:document-statistic meta:table-count="3" meta:cell-count="92" meta:object-count="0"/>
  </office:meta>
</office:document-meta>
</file>